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39a6" officeooo:paragraph-rsid="001e39a6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012e6" officeooo:paragraph-rsid="003012e6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6a294" officeooo:paragraph-rsid="0026a294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eae67" officeooo:paragraph-rsid="002eae67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f8cb" officeooo:paragraph-rsid="0024f8cb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ba537" officeooo:paragraph-rsid="001ba537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50d45" officeooo:paragraph-rsid="00250d45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59e1" officeooo:paragraph-rsid="002459e1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c8cc6" officeooo:paragraph-rsid="001c8cc6" style:font-size-asian="9pt" style:font-size-complex="9pt"/>
    </style:style>
    <style:style style:name="P1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0edba" officeooo:paragraph-rsid="0020edba" style:font-size-asian="9pt" style:font-size-complex="9pt"/>
    </style:style>
    <style:style style:name="P1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33d73" officeooo:paragraph-rsid="00233d73" style:font-size-asian="9pt" style:font-size-complex="9pt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a8fac" officeooo:paragraph-rsid="002a8fac" style:font-size-asian="9pt" style:font-size-complex="9pt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1e946" officeooo:paragraph-rsid="0021e946" style:font-size-asian="9pt" style:font-size-complex="9pt"/>
    </style:style>
    <style:style style:name="P1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ca8c8" officeooo:paragraph-rsid="002ca8c8" style:font-size-asian="9pt" style:font-size-complex="9pt"/>
    </style:style>
    <style:style style:name="P1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834d2" style:font-size-asian="9pt" style:font-size-complex="9pt"/>
    </style:style>
    <style:style style:name="P2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bfa13" style:font-size-asian="9pt" style:font-size-complex="9pt"/>
    </style:style>
    <style:style style:name="P2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d4d8e" officeooo:paragraph-rsid="002d4d8e" style:font-size-asian="9pt" style:font-size-complex="9pt"/>
    </style:style>
    <style:style style:name="P2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23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2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officeooo:rsid="001ba537" officeooo:paragraph-rsid="001ba537" style:font-size-asian="9pt" style:font-size-complex="9pt"/>
    </style:style>
    <style:style style:name="P25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rsid="001f60a1" officeooo:paragraph-rsid="001f60a1" style:font-size-asian="9pt" style:font-size-complex="9pt"/>
    </style:style>
    <style:style style:name="P26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27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P2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fo:letter-spacing="normal" fo:font-style="normal" fo:font-weight="normal"/>
    </style:style>
    <style:style style:name="T3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ba53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style:style style:name="T8" style:family="text">
      <style:text-properties officeooo:rsid="0028fb6d"/>
    </style:style>
    <style:style style:name="T9" style:family="text">
      <style:text-properties officeooo:rsid="002b0c7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5969917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4">Cybergrooming</text:p>
        </text:list-item>
        <text:list-item>
          <text:p text:style-name="P5">Komumunikation: IMAP, RSS und Webmailer</text:p>
        </text:list-item>
        <text:list-item>
          <text:p text:style-name="P4">Unverbindlichkeit/Clicktivismus/Hacktivismus/Flashmob/Shitstorm</text:p>
        </text:list-item>
        <text:list-item>
          <text:p text:style-name="P22"><text:span text:style-name="T2">Bitcoins, Darknet, Freemium/Lootboxe</text:span><text:span text:style-name="T3">s</text:span></text:p>
        </text:list-item>
        <text:list-item>
          <text:p text:style-name="P24"><text:span text:style-name="T3">O</text:span><text:span text:style-name="T2">pen Source&amp;Quellen</text:span></text:p>
        </text:list-item>
        <text:list-item>
          <text:p text:style-name="P6">Das internet vergisst nicht: web.archive.org</text:p>
        </text:list-item>
        <text:list-item>
          <text:p text:style-name="P7">Virtuelle Maschinen</text:p>
        </text:list-item>
        <text:list-item>
          <text:p text:style-name="P8">Airtag stalking, AirGuard</text:p>
        </text:list-item>
        <text:list-item>
          <text:p text:style-name="P9">Ergebnis- und Verlaufsprotokoll, Meeting Etiquette</text:p>
        </text:list-item>
        <text:list-item>
          <text:p text:style-name="P10">Raster- und Vektorgrafiken: <text:a xlink:type="simple" xlink:href="https://de.wikipedia.org/wiki/Datei:Bitmap_VS_SVG.svg" text:style-name="Internet_20_link" text:visited-style-name="Visited_20_Internet_20_Link">https://de.wikipedia.org/wiki/Datei:Bitmap_VS_SVG.svg</text:a>, <text:span text:style-name="T9">Anti-Aliasing, Blitzer</text:span></text:p>
        </text:list-item>
        <text:list-item>
          <text:p text:style-name="P10">Übersetzungen mit dict, linguee und DeepL</text:p>
        </text:list-item>
        <text:list-item>
          <text:p text:style-name="P10">Formulierungshilfe mit ChatGPT</text:p>
        </text:list-item>
        <text:list-item>
          <text:p text:style-name="P11">Track changes</text:p>
        </text:list-item>
        <text:list-item>
          <text:p text:style-name="P11">Links statt Bilder</text:p>
        </text:list-item>
        <text:list-item>
          <text:p text:style-name="P12">protokolle vs formate?</text:p>
        </text:list-item>
        <text:list-item>
          <text:p text:style-name="P10">Internet archive</text:p>
        </text:list-item>
        <text:list-item>
          <text:p text:style-name="P13">Gute Passwörter, Cyberattacks und https://www.sicherheitstacho.eu/start/main</text:p>
        </text:list-item>
        <text:list-item>
          <text:p text:style-name="P10">Moocs und https://www.mooc-list.com/course/introduction-computers-and-office-productivity-software-coursera</text:p>
        </text:list-item>
        <text:list-item>
          <text:p text:style-name="P10">Netiquette und Stack overflow</text:p>
        </text:list-item>
        <text:list-item>
          <text:p text:style-name="P14">programmieren, wie googlet man richtig</text:p>
        </text:list-item>
        <text:list-item>
          <text:p text:style-name="P15">Groupware, Wikis, Doodle, <text:span text:style-name="T8">Etherpads, Google Forms und </text:span>Ticketsysteme</text:p>
        </text:list-item>
        <text:list-item>
          <text:p text:style-name="P16">hashes und elektronische Signatur, Zertifikate</text:p>
        </text:list-item>
        <text:list-item>
          <text:p text:style-name="P17">kein Backup kein Mitleid, wie archiviert man?</text:p>
        </text:list-item>
        <text:list-item>
          <text:p text:style-name="P18">Fakedetail.com</text:p>
        </text:list-item>
        <text:list-item>
          <text:p text:style-name="P18">when AI becomes creative <text:a xlink:type="simple" xlink:href="https://www.youtube.com/watch?v=KZ7BnJb30Cc" text:style-name="Internet_20_link" text:visited-style-name="Visited_20_Internet_20_Link">https://www.youtube.com/watch?v=KZ7BnJb30Cc</text:a> </text:p>
        </text:list-item>
        <text:list-item>
          <text:p text:style-name="P19">Screenshots</text:p>
        </text:list-item>
        <text:list-item>
          <text:p text:style-name="P21">Wie funktioniert Panikmache: <text:s/>prebunking: dekontextualisierung., panikmache, whatsaboutits</text:p>
        </text:list-item>
        <text:list-item>
          <text:p text:style-name="P19">Medienbrüche</text:p>
        </text:list-item>
        <text:list-item>
          <text:p text:style-name="P19">Komplizierte und komplexe probleme</text:p>
        </text:list-item>
        <text:list-item>
          <text:p text:style-name="P20">fenster vergrößerbv/vekleinern, monitore anschließen </text:p>
        </text:list-item>
        <text:list-item>
          <text:p text:style-name="P20">order anlegen, dateien suchen, verknüfungen</text:p>
        </text:list-item>
      </text:list>
      <text:p text:style-name="P1"/>
      <text:p text:style-name="P2"><text:span text:style-name="T3">Q</text:span><text:span text:style-name="T2">uellen</text:span></text:p>
      <text:list xml:id="list4197796773" text:style-name="L2">
        <text:list-item>
          <text:p text:style-name="P26"><text:soft-page-break/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26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27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27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28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23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  <text:list-item>
          <text:p text:style-name="P25">MOOC 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<text:span text:style-name="T4"> </text:span></text:p>
        </text:list-item>
        <text:list-item>
          <text:p text:style-name="P25"><text:a xlink:type="simple" xlink:href="https://haveibeenpwned.com/" text:style-name="Internet_20_link" text:visited-style-name="Visited_20_Internet_20_Link">https://haveibeenpwned.com/</text:a><text:span text:style-name="T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4-01-10T16:25:11.674000000</dc:date>
    <meta:editing-duration>PT1H46M33S</meta:editing-duration>
    <meta:editing-cycles>28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54" meta:word-count="259" meta:character-count="2500" meta:non-whitespace-character-count="2338"/>
  </office:meta>
</office:document-meta>
</file>